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ya entiendo bien la intención: quieres que esta sección funcione como una <text:span text:style-name="Strong_20_Emphasis">definición clara del ciclo de vida</text:span>, pero al mismo tiempo como una <text:span text:style-name="Strong_20_Emphasis">reflexión más amplia sobre cómo nuestra mente proyecta la idea de “ciclo” sobre todo lo que percibe</text:span>, cuando en realidad los únicos ciclos auténticos son los que crea la vida. Además, debe terminar con un interrogante abierto que prepare al lector para la siguiente sección: <text:span text:style-name="Emphasis">¿por qué la vida crea ciclos?</text:span></text:p>
      <text:p text:style-name="Text_20_body">Aquí tienes un desarrollo fluido, en tono reflexivo y accesible, de unas ~1000 palabras:</text:p>
      <text:p text:style-name="Horizontal_20_Line"/>
      <text:h text:style-name="Heading_20_3" text:outline-level="3">El ciclo de vida</text:h>
      <text:p text:style-name="Text_20_body">Todos los individuos de todas las especies cumplen con un ciclo de vida. Aunque las formas son infinitamente diversas —desde un insecto que vive apenas unas horas hasta un árbol milenario que puede superar nuestra escala de tiempo— la estructura esencial es siempre la misma: <text:span text:style-name="Strong_20_Emphasis">nacer, reproducirse y morir</text:span>. Ese es el patrón universal de la vida.</text:p>
      <text:p text:style-name="Text_20_body">Podemos adornarlo con detalles, hablar de crecimiento, de aprendizaje, de desarrollo, de transformación, pero en el fondo siempre regresamos al mismo esquema fundamental. La vida comienza, se despliega, se perpetúa a través de la reproducción, y finalmente se extingue en un individuo concreto.</text:p>
      <text:p text:style-name="Text_20_body">Lo interesante es que este esquema no solo está inscrito en la biología de cada organismo, sino también en nuestra forma de pensar. Decimos frases como <text:span text:style-name="Emphasis">“todo tiene un final”</text:span>, <text:span text:style-name="Emphasis">“es un nuevo comienzo”</text:span>, o <text:span text:style-name="Emphasis">“la próxima vez lo haré mejor”</text:span>. Son expresiones que trasladan la idea de un ciclo a nuestra experiencia cotidiana. El concepto de ciclo está tan profundamente arraigado en nuestra naturaleza que lo proyectamos sobre casi todo lo que nos rodea. No podemos evitarlo.</text:p>
      <text:p text:style-name="Text_20_body">Vemos ciclos en todas las criaturas, en todas partes. Pero no nos detenemos ahí: también los vemos en fenómenos que en realidad no tienen ciclo alguno. Decimos que un coche “nace” cuando lo compramos, “vive” mientras lo usamos, y “muere” cuando lo descartamos. Hablamos del “ciclo de un proyecto”, desde su concepción hasta su finalización. Incluso atribuimos ciclos al día y a la noche, o a las estaciones del año.</text:p>
      <text:p text:style-name="Text_20_body">Sin embargo, si lo pensamos con cuidado, ni el día ni el año son en sí mismos un ciclo. <text:span text:style-name="Strong_20_Emphasis">Son simplemente el resultado de movimientos astronómicos casuales</text:span>: la rotación de la Tierra, la traslación alrededor del Sol, la inclinación de su eje. El planeta no percibe nada de eso. No siente la alternancia entre la luz y la oscuridad, ni experimenta el calor del verano o el frío del invierno. Lo único que sucede es que una esfera gira y se desplaza en el espacio siguiendo leyes físicas.</text:p>
      <text:p text:style-name="Text_20_body">El ciclo no está en el planeta. <text:span text:style-name="Strong_20_Emphasis">El ciclo lo crea la vida</text:span>. Somos los seres vivos los que reaccionamos a esas variaciones, adaptando nuestro comportamiento, nuestra fisiología, nuestra reproducción. Es la semilla que germina en primavera y muere en otoño la que hace del año un ciclo. Es nuestro propio cuerpo, que descansa por la noche y se activa de día, el que hace del día un ciclo. El planeta gira, sí, pero el ciclo lo impone la vida que lo habita.</text:p>
      <text:p text:style-name="Text_20_body">Esto nos lleva a una observación profunda: los ciclos que percibimos como gobernando todo lo que existe son, en realidad, <text:span text:style-name="Strong_20_Emphasis">los ciclos de la vida</text:span>. Sin la vida, los movimientos astronómicos serían <text:soft-page-break/>invisibles para nosotros, tan neutrales como el movimiento de una piedra en el espacio. Pero la vida, al reaccionar, al adaptarse, al organizarse alrededor de esos cambios, los convierte en ciclos reales, en algo con sentido.</text:p>
      <text:p text:style-name="Text_20_body">Por eso decimos que las estrellas también “nacen” y “mueren”, o que la energía “se consume”, pero esas no son percepciones directas. En realidad, no vemos esos procesos. Lo que vemos, lo que sentimos, lo que podemos experimentar directamente son los ciclos de la vida. Lo demás son proyecciones, metáforas que inventamos porque nuestra mente está impregnada del esquema vital.</text:p>
      <text:p text:style-name="Text_20_body">Nuestra imaginación está tan moldeada por el ciclo de vida que proyectamos esa estructura sobre todo. Vemos ciclos lógicos donde solo hay transformaciones lineales o procesos sin retorno. Es casi una compulsión: como conocemos tan bien el ciclo vital —porque es parte de nosotros, porque está inscrito en cada célula de nuestro cuerpo— lo aplicamos como una plantilla universal. Y así hablamos del ciclo del agua, del ciclo de las rocas, del ciclo económico. Pero lo que en realidad estamos haciendo es <text:span text:style-name="Strong_20_Emphasis">usar la lógica de la vida para interpretar la realidad</text:span>.</text:p>
      <text:p text:style-name="Text_20_body">Podríamos decir entonces que el ciclo de vida es, más que un fenómeno biológico, una especie de <text:span text:style-name="Strong_20_Emphasis">molde conceptual</text:span>. No solo organiza la existencia de los organismos, sino también nuestra manera de pensar, de narrar, de darle sentido a lo que ocurre a nuestro alrededor. Nos resulta imposible pensar en términos absolutos, en inicios o finales definitivos: siempre introducimos la idea de un retorno, de una repetición, de un renacimiento. Esa es la huella de la vida en nuestro pensamiento.</text:p>
      <text:p text:style-name="Text_20_body">Pero hay algo más profundo aún. Cuando decimos que “todo es un ciclo”, estamos olvidando que en realidad no lo es. El universo no tiene necesariamente un ciclo. Podría tener un comienzo y un fin, o múltiples comienzos y múltiples finales, o tal vez un proceso eterno que nunca regresa al mismo punto. Nada nos asegura que exista un “retorno”. El único ciclo que conocemos con certeza, el único que experimentamos, es el de la vida.</text:p>
      <text:p text:style-name="Text_20_body">La vida es la que convierte la repetición en ley. Es la que toma cambios aleatorios en el ambiente —más luz, menos luz; más calor, menos calor— y los organiza en una secuencia con sentido. De pronto, lo que era solo azar se convierte en un ciclo real: el día, la estación, la generación. Donde había solo movimiento físico, aparece un orden vital.</text:p>
      <text:p text:style-name="Text_20_body">Y aquí surge la pregunta inevitable: <text:span text:style-name="Strong_20_Emphasis">¿por qué la vida crea ciclos?</text:span> ¿Qué necesidad profunda la lleva a estructurarse de esta manera? ¿Por qué no desarrollarse en una línea recta interminable, sin retorno? ¿Por qué no prolongar la existencia de un único individuo sin necesidad de reiniciar el proceso?</text:p>
      <text:p text:style-name="Text_20_body">Es posible que la respuesta esté en la propia naturaleza de la vida, en cómo organiza la información, en cómo asegura su continuidad. Pero eso lo veremos más adelante. Por ahora, quedémonos con esta certeza: <text:span text:style-name="Strong_20_Emphasis">el ciclo de vida no solo define a los organismos, también define nuestra percepción del mundo</text:span>. Es a través de él que damos forma a la realidad, que entendemos lo que sucede, que proyectamos sentido allí donde no lo hay.</text:p>
      <text:p text:style-name="Text_20_body">El ciclo de vida es, en definitiva, la primera gran huella de la inteligencia de la vida.</text:p>
      <text:p text:style-name="Horizontal_20_Line"/>
      <text:p text:style-name="Text_20_body"><text:soft-page-break/>¿Quieres que lo mantengamos en este tono reflexivo y accesible, o prefieres que le dé un giro más técnico y biológico (con ejemplos de distintos organismos, desde bacterias hasta animales complejos) antes de cerrar con la reflexión filosófic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13T10:31:30.655000000</meta:creation-date>
    <dc:date>2025-09-13T10:37:44.759000000</dc:date>
    <meta:editing-duration>PT6M14S</meta:editing-duration>
    <meta:editing-cycles>1</meta:editing-cycles>
    <meta:document-statistic meta:table-count="0" meta:image-count="0" meta:object-count="0" meta:page-count="3" meta:paragraph-count="19" meta:word-count="1131" meta:character-count="6687" meta:non-whitespace-character-count="5575"/>
    <meta:generator>LibreOffice/7.3.5.2$Windows_X86_64 LibreOffice_project/184fe81b8c8c30d8b5082578aee2fed2ea847c01</meta:generator>
  </office:meta>
</office:document-meta>
</file>